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2">
      <style:paragraph-properties>
        <style:tab-stops>
          <style:tab-stop style:position="6.9252in" style:type="right" style:leader-style="dotted" style:leader-text="."/>
        </style:tab-stops>
      </style:paragraph-properties>
    </style:style>
    <style:style style:name="P212" style:family="paragraph" style:parent-style-name="Contents_20_3">
      <style:paragraph-properties>
        <style:tab-stops>
          <style:tab-stop style:position="6.9252in" style:type="right" style:leader-style="dotted" style:leader-text="."/>
        </style:tab-stops>
      </style:paragraph-properties>
    </style:style>
    <style:style style:name="P213" style:family="paragraph" style:parent-style-name="Footnote">
      <style:text-properties officeooo:paragraph-rsid="03f75398"/>
    </style:style>
    <style:style style:name="P214" style:family="paragraph" style:parent-style-name="Heading_20_1">
      <style:text-properties officeooo:rsid="018c5ed4" officeooo:paragraph-rsid="018c5ed4"/>
    </style:style>
    <style:style style:name="P215" style:family="paragraph" style:parent-style-name="Heading_20_1">
      <style:text-properties officeooo:rsid="01bc79ca" officeooo:paragraph-rsid="01bc79ca"/>
    </style:style>
    <style:style style:name="P216"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7" style:family="paragraph" style:parent-style-name="Heading_20_2">
      <style:text-properties officeooo:rsid="03f93b3d" officeooo:paragraph-rsid="03f93b3d"/>
    </style:style>
    <style:style style:name="P218" style:family="paragraph" style:parent-style-name="Heading_20_2">
      <style:text-properties officeooo:rsid="01b57dfe" officeooo:paragraph-rsid="01b57dfe"/>
    </style:style>
    <style:style style:name="P219" style:family="paragraph" style:parent-style-name="Heading_20_2">
      <style:text-properties officeooo:rsid="03dbb0f1" officeooo:paragraph-rsid="03dbb0f1"/>
    </style:style>
    <style:style style:name="P220" style:family="paragraph" style:parent-style-name="Heading_20_2">
      <style:text-properties officeooo:rsid="0208e6a0" officeooo:paragraph-rsid="0208e6a0"/>
    </style:style>
    <style:style style:name="P221" style:family="paragraph" style:parent-style-name="Heading_20_2">
      <style:text-properties officeooo:paragraph-rsid="0208e6a0"/>
    </style:style>
    <style:style style:name="P222" style:family="paragraph" style:parent-style-name="Heading_20_3">
      <style:text-properties officeooo:rsid="03da7194" officeooo:paragraph-rsid="03da7194"/>
    </style:style>
    <style:style style:name="P223" style:family="paragraph" style:parent-style-name="Heading_20_3">
      <style:text-properties officeooo:rsid="03e85d50" officeooo:paragraph-rsid="03e85d50"/>
    </style:style>
    <style:style style:name="P224" style:family="paragraph" style:parent-style-name="Heading_20_3">
      <style:text-properties officeooo:paragraph-rsid="03da7194"/>
    </style:style>
    <style:style style:name="P225" style:family="paragraph" style:parent-style-name="Heading_20_3">
      <style:text-properties officeooo:rsid="03dc8400" officeooo:paragraph-rsid="03dc8400"/>
    </style:style>
    <style:style style:name="P226" style:family="paragraph" style:parent-style-name="Heading_20_3">
      <style:text-properties officeooo:paragraph-rsid="03dbb0f1"/>
    </style:style>
    <style:style style:name="P227" style:family="paragraph" style:parent-style-name="Heading_20_3">
      <style:text-properties officeooo:rsid="03dbb0f1" officeooo:paragraph-rsid="03dbb0f1"/>
    </style:style>
    <style:style style:name="P228" style:family="paragraph" style:parent-style-name="Text_20_body" style:list-style-name="L1">
      <style:text-properties officeooo:paragraph-rsid="01cc7002"/>
    </style:style>
    <style:style style:name="P229" style:family="paragraph" style:parent-style-name="Text_20_body" style:list-style-name="L1">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loext:opacity="1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1" style:font-size-complex="18pt"/>
    </style:style>
    <style:style style:name="T118" style:family="text">
      <style:text-properties style:font-name="Liberation Sans" fo:font-size="14pt" officeooo:rsid="01c0ba9b" style:font-name-asian="Noto Sans CJK SC" style:font-size-asian="14pt" style:font-name-complex="Lohit Devanagari1" style:font-size-complex="14pt"/>
    </style:style>
    <style:style style:name="T119" style:family="text">
      <style:text-properties style:font-name="Liberation Sans" fo:font-size="14pt" officeooo:rsid="01fae48a" style:font-name-asian="Noto Sans CJK SC" style:font-size-asian="14pt" style:font-name-complex="Lohit Devanagari1" style:font-size-complex="14pt"/>
    </style:style>
    <style:style style:name="T120" style:family="text">
      <style:text-properties style:font-name="Liberation Sans" fo:font-size="14pt" officeooo:rsid="03dea1b7" style:font-name-asian="Noto Sans CJK SC" style:font-size-asian="14pt" style:font-name-complex="Lohit Devanagari1"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4">QDL </text:span><text:span text:style-name="T111">Scripts </text:span><text:span text:style-name="T200">in OA4MP</text:span></text:p>
      <text:p text:style-name="Subtitle">Version 1.<text:span text:style-name="T117">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_Toc33062_3045913216" text:style-name="Index_20_Link" text:visited-style-name="Index_20_Link">Introduction<text:tab/>1</text:a></text:p>
          <text:p text:style-name="P210"><text:a xlink:type="simple" xlink:href="#__RefHeading___Toc33066_3045913216" text:style-name="Index_20_Link" text:visited-style-name="Index_20_Link">Configuration Format<text:tab/>2</text:a></text:p>
          <text:p text:style-name="P210"><text:a xlink:type="simple" xlink:href="#__RefHeading___Toc33068_3045913216" text:style-name="Index_20_Link" text:visited-style-name="Index_20_Link">Handlers<text:tab/>2</text:a></text:p>
          <text:p text:style-name="P210"><text:a xlink:type="simple" xlink:href="#__RefHeading___Toc33070_3045913216" text:style-name="Index_20_Link" text:visited-style-name="Index_20_Link">The XMD element in<text:tab/>2</text:a></text:p>
          <text:p text:style-name="P211"><text:a xlink:type="simple" xlink:href="#__RefHeading___Toc33072_3045913216" text:style-name="Index_20_Link" text:visited-style-name="Index_20_Link">State<text:tab/>3</text:a></text:p>
          <text:p text:style-name="P211"><text:a xlink:type="simple" xlink:href="#__RefHeading___Toc33074_3045913216" text:style-name="Index_20_Link" text:visited-style-name="Index_20_Link">Where does the QDL script go?<text:tab/>3</text:a></text:p>
          <text:p text:style-name="P211"><text:a xlink:type="simple" xlink:href="#__RefHeading___Toc33076_3045913216" text:style-name="Index_20_Link" text:visited-style-name="Index_20_Link">Examples<text:tab/>4</text:a></text:p>
          <text:p text:style-name="P212"><text:a xlink:type="simple" xlink:href="#__RefHeading___Toc33078_3045913216" text:style-name="Index_20_Link" text:visited-style-name="Index_20_Link">Running code directly<text:tab/>4</text:a></text:p>
          <text:p text:style-name="P212"><text:a xlink:type="simple" xlink:href="#__RefHeading___Toc33080_3045913216" text:style-name="Index_20_Link" text:visited-style-name="Index_20_Link">Running scripts<text:tab/>4</text:a></text:p>
          <text:p text:style-name="P211"><text:a xlink:type="simple" xlink:href="#__RefHeading___Toc33082_3045913216" text:style-name="Index_20_Link" text:visited-style-name="Index_20_Link">Loading multiple scripts for a handler<text:tab/>5</text:a></text:p>
          <text:p text:style-name="P210"><text:a xlink:type="simple" xlink:href="#__RefHeading___Toc33084_3045913216" text:style-name="Index_20_Link" text:visited-style-name="Index_20_Link">Accessing information in the runtime.<text:tab/>6</text:a></text:p>
          <text:p text:style-name="P211"><text:a xlink:type="simple" xlink:href="#__RefHeading___Toc33086_3045913216" text:style-name="Index_20_Link" text:visited-style-name="Index_20_Link">Detailed notes<text:tab/>8</text:a></text:p>
          <text:p text:style-name="P212"><text:a xlink:type="simple" xlink:href="#__RefHeading___Toc33088_3045913216" text:style-name="Index_20_Link" text:visited-style-name="Index_20_Link">Access Control (access_control.)<text:tab/>8</text:a></text:p>
          <text:p text:style-name="P212"><text:a xlink:type="simple" xlink:href="#__RefHeading___Toc653203_2272229002" text:style-name="Index_20_Link" text:visited-style-name="Index_20_Link">Authorization headers (auth_headers.)<text:tab/>8</text:a></text:p>
          <text:p text:style-name="P212"><text:a xlink:type="simple" xlink:href="#__RefHeading___Toc33090_3045913216" text:style-name="Index_20_Link" text:visited-style-name="Index_20_Link">Claim sources (claim_sources.)<text:tab/>9</text:a></text:p>
          <text:p text:style-name="P212"><text:a xlink:type="simple" xlink:href="#__RefHeading___Toc33092_3045913216" text:style-name="Index_20_Link" text:visited-style-name="Index_20_Link">Extended Attributes (xsa.)<text:tab/>9</text:a></text:p>
          <text:p text:style-name="P212"><text:a xlink:type="simple" xlink:href="#__RefHeading___Toc33094_3045913216" text:style-name="Index_20_Link" text:visited-style-name="Index_20_Link">Flow State (flow_states.)<text:tab/>10</text:a></text:p>
          <text:p text:style-name="P212"><text:a xlink:type="simple" xlink:href="#__RefHeading___Toc33231_3045913216" text:style-name="Index_20_Link" text:visited-style-name="Index_20_Link">Email (mail., message.)<text:tab/>10</text:a></text:p>
          <text:p text:style-name="P212"><text:a xlink:type="simple" xlink:href="#__RefHeading___Toc33096_3045913216" text:style-name="Index_20_Link" text:visited-style-name="Index_20_Link">Returned Tokens (access_token., refresh_token., claims.)<text:tab/>11</text:a></text:p>
          <text:p text:style-name="P212"><text:a xlink:type="simple" xlink:href="#__RefHeading___Toc33098_3045913216" text:style-name="Index_20_Link" text:visited-style-name="Index_20_Link">Initial Scope requests (audience., scopes.)<text:tab/>11</text:a></text:p>
          <text:p text:style-name="P212"><text:a xlink:type="simple" xlink:href="#__RefHeading___Toc33100_3045913216" text:style-name="Index_20_Link" text:visited-style-name="Index_20_Link">Refresh/Exchange scope requests (tx_audience., tx_resource., tx_scopes.)<text:tab/>11</text:a></text:p>
          <text:p text:style-name="P211"><text:a xlink:type="simple" xlink:href="#__RefHeading___Toc33102_3045913216" text:style-name="Index_20_Link" text:visited-style-name="Index_20_Link">Tip - A Note on variable visibility<text:tab/>12</text:a></text:p>
          <text:p text:style-name="P211"><text:a xlink:type="simple" xlink:href="#__RefHeading___Toc33106_3045913216" text:style-name="Index_20_Link" text:visited-style-name="Index_20_Link">Error Handling<text:tab/>12</text:a></text:p>
          <text:p text:style-name="P212"><text:a xlink:type="simple" xlink:href="#__RefHeading___Toc33108_3045913216" text:style-name="Index_20_Link" text:visited-style-name="Index_20_Link">New Way – using raise_error()<text:tab/>13</text:a></text:p>
          <text:p text:style-name="P212"><text:a xlink:type="simple" xlink:href="#__RefHeading___Toc33110_3045913216" text:style-name="Index_20_Link" text:visited-style-name="Index_20_Link">Old Way – Set an error variable and return.<text:tab/>13</text:a></text:p>
          <text:p text:style-name="P211"><text:a xlink:type="simple" xlink:href="#__RefHeading___Toc33112_3045913216" text:style-name="Index_20_Link" text:visited-style-name="Index_20_Link">CILogon extension<text:tab/>15</text:a></text:p>
          <text:p text:style-name="P210"><text:a xlink:type="simple" xlink:href="#__RefHeading___Toc33233_3045913216" text:style-name="Index_20_Link" text:visited-style-name="Index_20_Link">General Examples<text:tab/>16</text:a></text:p>
          <text:p text:style-name="P211"><text:a xlink:type="simple" xlink:href="#__RefHeading___Toc653205_2272229002" text:style-name="Index_20_Link" text:visited-style-name="Index_20_Link">Example: Checking arguments<text:tab/>16</text:a></text:p>
          <text:p text:style-name="P211"><text:a xlink:type="simple" xlink:href="#__RefHeading___Toc653207_2272229002" text:style-name="Index_20_Link" text:visited-style-name="Index_20_Link">Example: Checking groups for memberships<text:tab/>16</text:a></text:p>
          <text:p text:style-name="P211"><text:a xlink:type="simple" xlink:href="#__RefHeading___Toc653209_2272229002" text:style-name="Index_20_Link" text:visited-style-name="Index_20_Link">A full example<text:tab/>17</text:a></text:p>
          <text:p text:style-name="P212"><text:a xlink:type="simple" xlink:href="#__RefHeading___Toc33114_3045913216" text:style-name="Index_20_Link" text:visited-style-name="Index_20_Link">Setting Extended attributes in the CLI<text:tab/>17</text:a></text:p>
        </text:index-body>
      </text:table-of-content>
      <text:h text:style-name="P214" text:outline-level="1"><text:bookmark-start text:name="__RefHeading___Toc33062_3045913216"/>Introduction<text:bookmark-end text:name="__RefHeading___Toc33062_3045913216"/></text:h>
      <text:p text:style-name="P114"><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text:soft-page-break/>Configuration <text:span text:style-name="T111">Format</text:span><text:bookmark-end text:name="__RefHeading___Toc33066_3045913216"/></text:h>
      <text:p text:style-name="P113">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0">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2">| PHASES</text:span></text:p>
      <text:p text:style-name="P2"><text:s text:c="2"/><text:span text:style-name="T200">}</text:span></text:p>
      <text:p text:style-name="P125">PHASE:</text:p>
      <text:p text:style-name="P125"><text:s text:c="3"/><text:span text:style-name="T1">("pre" | "post") _ ("auth" | "token" | "refresh" </text:span><text:span text:style-name="T112">| "exchange" </text:span><text:span text:style-name="T132">| "user_info"</text:span><text:span text:style-name="T1">)</text:span></text:p>
      <text:p text:style-name="P125"/>
      <text:p text:style-name="P125">PHASES:</text:p>
      <text:p text:style-name="P125"><text:s text:c="3"/>PHASE | [PHASE+] // single phase or array of them. <text:span text:style-name="T73">Array means execute each.</text:span> <text:s/></text:p>
      <text:p text:style-name="Standard"/>
      <text:p text:style-name="P183"><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5" text:outline-level="1"><text:bookmark-start text:name="__RefHeading___Toc33068_3045913216"/>Handlers<text:bookmark-end text:name="__RefHeading___Toc33068_3045913216"/></text:h>
      <text:p text:style-name="P115"><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6" text:outline-level="1"><text:bookmark-start text:name="__RefHeading___Toc33070_3045913216"/>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3"><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47"><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text:span><text:soft-page-break/><text:span text:style-name="T93">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xml:id="list3098142801" text:style-name="L1">
        <text:list-item>
          <text:p text:style-name="P229">auth - authorization phase</text:p>
        </text:list-item>
        <text:list-item>
          <text:p text:style-name="P229">token - first token exchange, when the grant is presented and an access and refresh token are gotten.</text:p>
        </text:list-item>
        <text:list-item>
          <text:p text:style-name="P228"><text:span text:style-name="T151">refresh - token refresh, i.e., for grant type “</text:span>refresh_token”</text:p>
        </text:list-item>
        <text:list-item>
          <text:p text:style-name="P229">exchange - for exchanges as per RFC 8693</text:p>
        </text:list-item>
        <text:list-item>
          <text:p text:style-name="P229">user_info - for queries to the user info endpoint.</text:p>
        </text:list-item>
        <text:list-item>
          <text:p text:style-name="P229">all - all of the above</text:p>
        </text:list-item>
      </text:list>
      <text:p text:style-name="P5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46">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44"><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You have a single environment from start to finish for your scripts.</text:p>
      <text:p text:style-name="P116"><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7" text:outline-level="2"><text:soft-page-break/>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135"><text:span text:style-name="T14">Running </text:span><text:span text:style-name="T126">multiple</text:span><text:span text:style-name="T14"> line</text:span><text:span text:style-name="T126">s</text:span><text:span text:style-name="T14"> of code. </text:span></text:p>
      <text:p text:style-name="P117">If you wanted a more complex anaphor with several lines of code, just pass an array of lines. The anaphor in the handler would then be</text:p>
      <text:p text:style-name="P134"><text:bookmark-start text:name="__DdeLink__16748_2011254424"/><text:bookmark-start text:name="__DdeLink__288_38057158371"/><text:span text:style-name="T2">{"qdl":{"code":</text:span><text:span text:style-name="T126">[</text:span></text:p>
      <text:p text:style-name="P134"><text:span text:style-name="T2"><text:s text:c="11"/>"</text:span><text:span text:style-name="T20">x:=to_uri(claims.uid).path</text:span><text:span text:style-name="T2">;",</text:span></text:p>
      <text:p text:style-name="P134"><text:span text:style-name="T2"><text:s text:c="11"/>"</text:span><text:span text:style-name="T126">claims.my_id:=x-'/server'-'/users/';</text:span><text:span text:style-name="T2">"</text:span></text:p>
      <text:p text:style-name="P134"><text:span text:style-name="T126"><text:s text:c="9"/>]</text:span><text:span text:style-name="T2">,</text:span></text:p>
      <text:p text:style-name="P134"><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16748_2011254424"/><text:bookmark-end text:name="__DdeLink__288_38057158371"/></text:p>
      <text:p text:style-name="Text_20_body"/>
      <text:p text:style-name="P2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135">Loading <text:span text:style-name="T14">a simple script </text:span><text:span text:style-name="T118">that has</text:span><text:span text:style-name="T14"> no arguments </text:span></text:p>
      <text:p text:style-name="P136"><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6"><text:soft-page-break/>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5">nd run</text:span> script like <text:span text:style-name="T16">(spaces added)</text:span></text:p>
      <text:p text:style-name="P124">script_load('y.qdl',</text:p>
      <text:p text:style-name="P124"><text:span text:style-name="T13"><text:s text:c="5"/>4,true,from_json('{"server":"localhost","port":443"}'</text:span>)</text:p>
      <text:p text:style-name="P124"><text:span text:style-name="T16"><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 text:c="3"/>from_json('{"port":9443,"verbose":true,"x0":-47.5,"ssl":[3.5,true]}'<text:span text:style-name="T16">)</text:span></text:p>
      <text:p text:style-name="P123"><text:s text:c="2"/>); <text:s/></text:p>
      <text:h text:style-name="P218" text:outline-level="2"><text:bookmark-start text:name="__RefHeading___Toc33082_3045913216"/>Loading multiple scripts for a handler<text:bookmark-end text:name="__RefHeading___Toc33082_3045913216"/></text:h>
      <text:p text:style-name="P41"><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oft-page-break/><text:s text:c="4"/>{"exec_phase":["post_token","post_refresh","post_exchange"]}}<text:line-break/> ]<text:line-break/>}}}}</text:p>
      <text:p text:style-name="P177"/>
      <text:p text:style-name="P178"><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V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ext:soft-page-break/>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7"><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5">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ext:soft-page-break/>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1">Extra attributes (</text:span><text:span text:style-name="T111">namespace</text:span><text:span text:style-name="T71"> qualified) that may be sent by a client. </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text:p>
      <text:p text:style-name="P2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7"><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75">Also, the current set of signing keys are injected into the JWT utilities and available there, <text:s/>so issuing a <text:span text:style-name="T35">create_jwt(arg.)</text:span> will just create a correctly signed JWT. </text:p>
      <text:h text:style-name="P219" text:outline-level="2"><text:bookmark-start text:name="__RefHeading___Toc33086_3045913216"/>Detailed notes<text:bookmark-end text:name="__RefHeading___Toc33086_3045913216"/></text:h>
      <text:h text:style-name="P222" text:outline-level="3"><text:bookmark-start text:name="__RefHeading___Toc33088_3045913216"/>Access Control (access_control.)<text:bookmark-end text:name="__RefHeading___Toc33088_3045913216"/></text:h>
      <text:p text:style-name="P96"><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3" text:outline-level="3"><text:bookmark-start text:name="__RefHeading___Toc653203_2272229002"/>Authorization headers (auth_headers.)<text:bookmark-end text:name="__RefHeading___Toc653203_2272229002"/></text:h>
      <text:p text:style-name="P111"><text:span text:style-name="T196">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oft-page-break/><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110"/>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22" text:outline-level="3"><text:bookmark-start text:name="__RefHeading___Toc33090_3045913216"/>Claim sources (claim_sources.)<text:bookmark-end text:name="__RefHeading___Toc33090_3045913216"/></text:h>
      <text:p text:style-name="P96"><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4"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5">path </text:span><text:span text:style-name="T89">= v0,v1,v2,…</text:span></text:p>
      <text:p text:style-name="P76"><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8"><text:soft-page-break/>E.g. If a client sent this as part of its set of parameters</text:p>
      <text:p text:style-name="Preformatted_20_Text">oa4mp:/tokens/access/lifetime=3600000&amp;oa4mp:/roles=admin,users</text:p>
      <text:p text:style-name="P18"/>
      <text:p text:style-name="P77"><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7">Example. Configuring the OA4MP client to send XAs</text:p>
      <text:p text:style-name="P108"><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lt;/client&gt;</text:p>
      <text:p text:style-name="P20"/>
      <text:p text:style-name="P20">If all goes well, then in the runtime environment you would get <text:span text:style-name="T35">xas.</text:span> as <text:span text:style-name="T194">the</text:span> stem : </text:p>
      <text:p text:style-name="P175">{</text:p>
      <text:p text:style-name="P175"><text:s text:c="2"/>oa4mp : <text:s/>{</text:p>
      <text:p text:style-name="P175"><text:s text:c="4"/>/refresh/lifetime :<text:span text:style-name="T109">[1000000]</text:span>,</text:p>
      <text:p text:style-name="P175"><text:s text:c="4"/>role : <text:span text:style-name="T109">[</text:span>researcher,admin<text:span text:style-name="T109">]</text:span></text:p>
      <text:p text:style-name="P175"><text:s text:c="4"/>}</text:p>
      <text:p text:style-name="P175"><text:s text:c="2"/>}</text:p>
      <text:p text:style-name="P175">} </text:p>
      <text:h text:style-name="P225"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ext:soft-page-break/>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7">D</text:span>eny <text:span text:style-name="T75">all</text:span> requests <text:span text:style-name="T147">if false. </text:span><text:span text:style-name="T148">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0"><text:s/>]; <text:s text:c="3"/></text:span><text:line-break/></text:p>
      <text:p text:style-name="P100"><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104">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61"><text:s text:c="3"/><text:span text:style-name="T183">jload('mail'); // </text:span><text:span text:style-name="T184">load the module if you are going to use it.</text:span></text:p>
      <text:p text:style-name="P99"><text:s text:c="3"/><text:span text:style-name="T183">mail#cfg(mail.'cfg'); <text:s/>// set the inherited server configuration</text:span></text:p>
      <text:p text:style-name="P99"><text:s text:c="3"/><text:span text:style-name="T183">mail#send(mail.'message'); // send the inherited message</text:span></text:p>
      <text:p text:style-name="P100"/>
      <text:p text:style-name="P105">You could also replace templated values with, e.g., the user metadata claims:</text:p>
      <text:p text:style-name="P99"><text:s text:c="3"/><text:span text:style-name="T183">mail#send(mail.'message', claims.);</text:span></text:p>
      <text:p text:style-name="P100"/>
      <text:p text:style-name="P100">You <text:span text:style-name="T183">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4">try[user. := script_run('utils/get_user', id);] </text:span></text:p>
      <text:p text:style-name="P163"><text:s/>catch[</text:p>
      <text:p text:style-name="P99"><text:s text:c="8"/><text:span text:style-name="T184">jload('mail')</text:span></text:p>
      <text:p text:style-name="P99"><text:s text:c="8"/><text:span text:style-name="T184">mail#</text:span><text:span text:style-name="T178">cfg</text:span><text:span text:style-name="T184">(mail.'cfg'</text:span><text:span text:style-name="T178">); // use the server default mail</text:span></text:p>
      <text:p text:style-name="P99"><text:span text:style-name="T178"><text:s text:c="8"/>mail#send(['Error getting user', // </text:span><text:span text:style-name="T179">first line is the subject</text:span></text:p>
      <text:p text:style-name="P164"><text:s text:c="19"/>'The user with id ' + id + 'was not found',</text:p>
      <text:p text:style-name="P99"><text:span text:style-name="T178"><text:s text:c="19"/>'</text:span><text:span text:style-name="T180">message reads:' + error_message</text:span><text:span text:style-name="T178">]);</text:span></text:p>
      <text:p text:style-name="P99"><text:span text:style-name="T184"><text:s text:c="8"/>// </text:span><text:span text:style-name="T178">Now, in this case, </text:span><text:span text:style-name="T184">raise an error and exit</text:span></text:p>
      <text:p text:style-name="P99"><text:s text:c="8"/><text:span text:style-name="T184">raise_error('could not get user info for ' + id); </text:span></text:p>
      <text:p text:style-name="P164"><text:soft-page-break/><text:s text:c="6"/>];// end catch</text:p>
      <text:p text:style-name="P99"/>
      <text:p text:style-name="P105"/>
      <text:p text:style-name="P100"><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97">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6" text:outline-level="3"><text:bookmark-start text:name="__RefHeading___Toc33098_3045913216"/><text:span text:style-name="T123">Initial </text:span>Scope requests <text:span text:style-name="T189">(audience., scopes.)</text:span><text:bookmark-end text:name="__RefHeading___Toc33098_3045913216"/></text:h>
      <text:p text:style-name="P97">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7" text:outline-level="3"><text:bookmark-start text:name="__RefHeading___Toc33100_3045913216"/>Refresh/Exchange scope requests (tx_audience., tx_resource., tx_scopes.)<text:bookmark-end text:name="__RefHeading___Toc33100_3045913216"/></text:h>
      <text:p text:style-name="P98"><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82"/>
      <text:p text:style-name="P100">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20" text:outline-level="2"><text:bookmark-start text:name="__RefHeading___Toc33102_3045913216"/><text:span text:style-name="T176">A </text:span>Note on <text:span text:style-name="T176">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4"><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oft-page-break/><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5">i.e. </text:span><text:span text:style-name="T89">global) variable any place you want it by prefixing it with $$:</text:span></text:p>
      <text:p text:style-name="P95"><text:span text:style-name="T95"><text:s text:c="3"/></text:span><text:span text:style-name="T94">$$</text:span><text:span text:style-name="T181">my_var</text:span><text:span text:style-name="T94"> := 'bar'; // persists through all phases.</text:span></text:p>
      <text:p text:style-name="P94"/>
      <text:p text:style-name="P109">This requires no special handling but some people do not like global variables. </text:p>
      <text:h text:style-name="P221" text:outline-level="2"><text:bookmark-start text:name="__RefHeading___Toc33106_3045913216"/>Error <text:span text:style-name="T191">Handling</text:span><text:bookmark-end text:name="__RefHeading___Toc33106_3045913216"/></text:h>
      <text:p text:style-name="P81"><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82"><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83">if[<text:line-break/> script_args() != 2<text:line-break/> ]then[<text:line-break/> <text:span text:style-name="T165">raise_error(</text:span></text:p>
      <text:p text:style-name="P83"><text:s text:c="3"/>'Sorry, but you must supply both a username (principal) and password.',</text:p>
      <text:p text:style-name="P83"><text:s text:c="3"/><text:span text:style-name="T26">oa4mp_error</text:span><text:span text:style-name="T165">)</text:span>;<text:line-break/> ];</text:p>
      <text:p text:style-name="P78"/>
      <text:p text:style-name="Text_20_body">Supported <text:span text:style-name="T167">stem entries. </text:span><text:span text:style-name="T175">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6">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59">error_</text:span><text:span text:style-name="T60">t</text:span><text:span text:style-name="T59">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5">(</text:span><text:span text:style-name="T152">HTTP status</text:span><text:span text:style-name="T155">)</text:span></text:p>
          </table:table-cell>
          <table:table-cell table:style-name="Table6.C2" office:value-type="string">
            <text:p text:style-name="P185"><text:span text:style-name="T156">(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text:soft-page-break/>Full Example. </text:p>
      <text:p text:style-name="P82"><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4">(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0">If you set the custom_error_uri below, you might want to set the status to 302.</text:span></text:p>
      <text:p text:style-name="P190"/>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81"><text:span text:style-name="T160">I</text:span><text:span text:style-name="T130">n </text:span><text:span text:style-name="T160">a <text:s/>QDL </text:span><text:span text:style-name="T170">script</text:span><text:span text:style-name="T130">, you set the </text:span><text:span text:style-name="T79">error variable</text:span></text:p>
      <text:p text:style-name="P29">sys_err.</text:p>
      <text:p text:style-name="Text_20_body"><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159">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58"><text:span text:style-name="T144">script_run('</text:span><text:span text:style-name="T21">init</text:span><text:span text:style-name="T144">.qd</text:span><text:span text:style-name="T173">l</text:span><text:span text:style-name="T144">');</text:span></text:p>
      <text:p text:style-name="P157">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6">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2">Must be </text:span><text:span text:style-name="T42">false</text:span><text:span text:style-name="T152"> <text:s/>to trigger error handling</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59">error_</text:span><text:span text:style-name="T60">t</text:span><text:span text:style-name="T59">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ext:soft-page-break/>
        <table:table-row>
          <table:table-cell table:style-name="Table4.A2" office:value-type="string">
            <text:p text:style-name="P31">status</text:p>
          </table:table-cell>
          <table:table-cell table:style-name="Table4.A2" office:value-type="string">
            <text:p text:style-name="P35"><text:span text:style-name="T155">(</text:span><text:span text:style-name="T152">HTTP status</text:span><text:span text:style-name="T155">)</text:span></text:p>
          </table:table-cell>
          <table:table-cell table:style-name="Table4.C2" office:value-type="string">
            <text:p text:style-name="P184"><text:span text:style-name="T156">(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3">Construct </text:span><text:span text:style-name="T172">the error variable</text:span><text:span text:style-name="T153"> error in QDL in the case that there is an unauthorized client.</text:span></text:p>
      <text:p text:style-name="P149"><text:span text:style-name="T152"><text:s text:c="8"/>sys_err.ok := </text:span><text:span text:style-name="T24">false</text:span><text:span text:style-name="T152">; // </text:span><text:span text:style-name="T156">not ok, there is an issue</text:span></text:p>
      <text:p text:style-name="P61"><text:s text:c="4"/>sys_err.status := 401;</text:p>
      <text:p text:style-name="P143"><text:span text:style-name="T152">sys_err.error_</text:span><text:span text:style-name="T165">type</text:span><text:span text:style-name="T152"> := '</text:span>unauthorized_client'; // <text:span text:style-name="T156">authorizing the client failed</text:span></text:p>
      <text:p text:style-name="P143"><text:span text:style-name="T153"><text:s text:c="3"/>sys_err.message := '</text:span>unknown client'; // <text:span text:style-name="T25">unregister clients</text:span></text:p>
      <text:p text:style-name="P153"><text:s/>sys_err.error_uri := 'https://bgsu.edu/error';</text:p>
      <text:p text:style-name="P145"/>
      <text:p text:style-name="P145">This results in an OAuth error <text:span text:style-name="T154">(to the client's callback uri) </text:span>with HTTP status 401 and body</text:p>
      <text:p text:style-name="P145"/>
      <text:p text:style-name="P144">{</text:p>
      <text:p text:style-name="P144"><text:s text:c="14"/>"error" : "unauthorized_client",</text:p>
      <text:p text:style-name="P144"><text:s text:c="2"/>"<text:span text:style-name="T175">error_</text:span>description" : "unknown client"</text:p>
      <text:p text:style-name="P150">}</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73"><text:span text:style-name="T83">E.</text:span><text:span text:style-name="T82">g. Checking for scopes</text:span><text:span text:style-name="T89">. </text:span></text:p>
      <text:p text:style-name="P16">In this case, a scope is missing that is critical for operation. This throws a standard OAuth 2 error.</text:p>
      <text:p text:style-name="P152">if[<text:line-break/> 'org.cilogon.userinfo' ∉ scopes. // <text:span text:style-name="T158">or !has_value('org.cilogon.userinfo',scopes.)</text:span></text:p>
      <text:p text:style-name="P154"><text:s/>]<text:span text:style-name="T156">[</text:span></text:p>
      <text:p text:style-name="P154"><text:s text:c="4"/><text:span text:style-name="T170">raise_error('the org.cilogon.userinfo scope is required.',</text:span></text:p>
      <text:p text:style-name="P154"><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7"/>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6">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0">custom_</text:span><text:span text:style-name="T29">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5">(Optional) error uri not in OAuth 2 spec.</text:span></text:p>
          </table:table-cell>
        </table:table-row>
      </table:table>
      <text:p text:style-name="P88">These are either used in the error variable or as part of the state for the error.</text:p>
      <text:p text:style-name="P88">In the authorization phase, these are returned by the DBService. The aim is to allow for a better user experience, so if, e.g. a user is not registered with the system, a custom uri can be supplied by the client <text:soft-page-break/>to redirect said user to some institutional sign-up page, rather than getting dumped into a generic CILogon failure page.</text:p>
      <text:p text:style-name="Heading">E.g. </text:p>
      <text:p text:style-name="P85">Construct an explicit CILogon error <text:s/><text:span text:style-name="T172">variable:</text:span></text:p>
      <text:p text:style-name="P147"><text:span text:style-name="T152"><text:s text:c="14"/>sys_err.ok := </text:span><text:span text:style-name="T24">false</text:span><text:span text:style-name="T152">;</text:span></text:p>
      <text:p text:style-name="P147"><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47"><text:span text:style-name="T152"><text:s text:c="6"/>sys_err.error_</text:span><text:span text:style-name="T172">type</text:span><text:span text:style-name="T152"> := '</text:span><text:span text:style-name="T23">access_denied</text:span>';</text:p>
      <text:p text:style-name="P147"><text:span text:style-name="T153"><text:s text:c="9"/>sys_err.message := '</text:span><text:span text:style-name="T23">could not create transaction, user not found</text:span>';</text:p>
      <text:p text:style-name="P147"><text:span text:style-name="T153">sys_err.</text:span><text:span text:style-name="T154">custom_error_uri := </text:span><text:span text:style-name="T153">'</text:span><text:span text:style-name="T23">https://physics.bgsu.edu/user/register</text:span><text:span text:style-name="T154">';</text:span></text:p>
      <text:p text:style-name="P162"><text:s text:c="8"/>sys_error.status := 302; // make sure it redirects!</text:p>
      <text:p text:style-name="P148"/>
      <text:p text:style-name="P156"><text:span text:style-name="T175">(followed by a </text:span><text:span text:style-name="T45">return()</text:span><text:span text:style-name="T175">) </text:span><text:span text:style-name="T172">or doing the exact some thing by raising an error:</text:span></text:p>
      <text:p text:style-name="P90"/>
      <text:p text:style-name="P89">raise_error(<text:span text:style-name="T153">'</text:span><text:span text:style-name="T23">could not create transaction, user not found</text:span>',</text:p>
      <text:p text:style-name="P89"><text:s text:c="13"/>oa4mp_error,</text:p>
      <text:p text:style-name="P155"><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55"><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55"><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 text:c="3"/>error_description= <text:span text:style-name="T17">could not create transaction, user not found,</text:span></text:p>
      <text:p text:style-name="P86"><text:span text:style-name="T17"><text:s text:c="3"/>error</text:span> = access_denied,</text:p>
      <text:p text:style-name="P86"><text:s text:c="3"/>custom_error_uri= <text:span text:style-name="T17">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126">if[</text:p>
      <text:p text:style-name="P126"><text:s text:c="2"/><text:span text:style-name="T173">size(</text:span>args()<text:span text:style-name="T173">)</text:span> != 2</text:p>
      <text:p text:style-name="P126"><text:s/>]then[</text:p>
      <text:p text:style-name="P127"><text:soft-page-break/><text:s text:c="3"/><text:span text:style-name="T172">raise_error(</text:span>'You need to supply both a username and password. Request denied.',</text:p>
      <text:p text:style-name="P127"><text:s text:c="15"/><text:span text:style-name="T172">oa4mp_error,</text:span></text:p>
      <text:p text:style-name="P137"><text:span text:style-name="T129"><text:s text:c="15"/></text:span><text:span text:style-name="T172">{'</text:span><text:bookmark-start text:name="__DdeLink__10356_3899966010"/><text:bookmark-start text:name="__DdeLink__10358_3899966010"/><text:span text:style-name="T129">error_type' : </text:span><text:span text:style-name="T130">'</text:span><text:span text:style-name="T129">access_denied</text:span><text:span text:style-name="T130">'</text:span><text:span text:style-name="T172">})</text:span><text:span text:style-name="T130">;</text:span><text:bookmark-end text:name="__DdeLink__10356_3899966010"/><text:bookmark-end text:name="__DdeLink__10358_3899966010"/></text:p>
      <text:p text:style-name="P126"><text:s/>];</text:p>
      <text:p text:style-name="P126">// <text:span text:style-name="T144">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50"/>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 text:c="3"/><text:span text:style-name="T150">g. := claims.isMemberOf.; // Keep it readable here</text:span></text:p>
      <text:p text:style-name="P141"><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74"><text:s text:c="3"/><text:span text:style-name="T192">deny</text:span><text:span text:style-name="T150">.;</text:span></text:p>
      <text:p text:style-name="P138">[false,false,false,true]</text:p>
      <text:p text:style-name="Standard"/>
      <text:p text:style-name="P142"><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39"/>
      <text:p text:style-name="P174"><text:s text:c="3"/>reduce(@||, <text:span text:style-name="T192">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5">||</text:span> between all elements of the list. <text:span text:style-name="T192">A use might be</text:span></text:p>
      <text:p text:style-name="P140"><text:s text:c="3"/><text:span text:style-name="T192">if[</text:span>reduce(@||, <text:span text:style-name="T192">deny</text:span>.)<text:span text:style-name="T192">]</text:span></text:p>
      <text:p text:style-name="P140"><text:s/><text:span text:style-name="T192">then[flow_state.</text:span><text:span text:style-name="T149">'</text:span><text:span text:style-name="T192">accept_requests</text:span><text:span text:style-name="T149">'</text:span><text:span text:style-name="T192"> := false;</text:span></text:p>
      <text:p text:style-name="P140"><text:s text:c="6"/><text:span text:style-name="T192">return();</text:span></text:p>
      <text:p text:style-name="P140"><text:s text:c="5"/><text:span text:style-name="T192">];</text:span></text:p>
      <text:p text:style-name="P139"/>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text:soft-page-break/>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2">chk_group(g_reject., z.)</text:span><text:line-break/>]then[</text:p>
      <text:p text:style-name="P155"><text:s text:c="2"/><text:span text:style-name="T172">raise_error('User not in group. Cannot determine scopes.',</text:span></text:p>
      <text:p text:style-name="P160"><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55"><text:span text:style-name="T172"><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13"><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14"/>
      <text:p text:style-name="P14">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4-10-17T12:44:16.944983503</dc:date>
    <meta:editing-duration>P157DT3H39M30S</meta:editing-duration>
    <meta:editing-cycles>129</meta:editing-cycles>
    <meta:generator>LibreOffice/7.3.7.2$Linux_X86_64 LibreOffice_project/30$Build-2</meta:generator>
    <meta:document-statistic meta:table-count="6" meta:image-count="0" meta:object-count="0" meta:page-count="18" meta:paragraph-count="556" meta:word-count="5454" meta:character-count="34578" meta:non-whitespace-character-count="28608"/>
  </office:meta>
</office:document-meta>
</file>